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72b6" officeooo:paragraph-rsid="001a72b6" style:font-size-asian="14pt" style:font-size-complex="14pt"/>
    </style:style>
    <style:style style:name="P2" style:family="paragraph" style:parent-style-name="Standard">
      <style:text-properties fo:font-size="14pt" officeooo:rsid="001a72b6" officeooo:paragraph-rsid="001bc778" style:font-size-asian="14pt" style:font-size-complex="14pt"/>
    </style:style>
    <style:style style:name="P3" style:family="paragraph" style:parent-style-name="Standard">
      <style:text-properties fo:font-size="14pt" officeooo:rsid="001a72b6" officeooo:paragraph-rsid="00298d80" style:font-size-asian="14pt" style:font-size-complex="14pt"/>
    </style:style>
    <style:style style:name="P4" style:family="paragraph" style:parent-style-name="Standard">
      <style:text-properties fo:font-size="14pt" officeooo:rsid="001bc778" officeooo:paragraph-rsid="001bc77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bc778" officeooo:paragraph-rsid="001bc778" style:font-size-asian="14pt" style:font-size-complex="14pt"/>
    </style:style>
    <style:style style:name="P6" style:family="paragraph" style:parent-style-name="Standard">
      <style:text-properties fo:font-size="14pt" officeooo:rsid="0023bbed" officeooo:paragraph-rsid="0023bbed" style:font-size-asian="14pt" style:font-size-complex="14pt"/>
    </style:style>
    <style:style style:name="P7" style:family="paragraph" style:parent-style-name="Standard">
      <style:text-properties fo:font-size="14pt" officeooo:paragraph-rsid="001bc778" style:font-size-asian="14pt" style:font-size-complex="14pt"/>
    </style:style>
    <style:style style:name="P8" style:family="paragraph" style:parent-style-name="Standard">
      <style:text-properties fo:font-size="14pt" officeooo:rsid="001ee290" officeooo:paragraph-rsid="001ee290" style:font-size-asian="14pt" style:font-size-complex="14pt"/>
    </style:style>
    <style:style style:name="P9" style:family="paragraph" style:parent-style-name="Standard">
      <style:text-properties fo:font-size="14pt" officeooo:paragraph-rsid="001bc778" style:font-size-asian="14pt" style:font-size-complex="14pt"/>
    </style:style>
    <style:style style:name="P10" style:family="paragraph" style:parent-style-name="Standard">
      <style:text-properties fo:font-size="14pt" officeooo:rsid="002a0491" officeooo:paragraph-rsid="002a0491" style:font-size-asian="14pt" style:font-size-complex="14pt"/>
    </style:style>
    <style:style style:name="T1" style:family="text">
      <style:text-properties officeooo:rsid="001a72b6"/>
    </style:style>
    <style:style style:name="T2" style:family="text">
      <style:text-properties officeooo:rsid="001b429c"/>
    </style:style>
    <style:style style:name="T3" style:family="text">
      <style:text-properties officeooo:rsid="001bc778"/>
    </style:style>
    <style:style style:name="T4" style:family="text">
      <style:text-properties officeooo:rsid="001c051a"/>
    </style:style>
    <style:style style:name="T5" style:family="text">
      <style:text-properties officeooo:rsid="001ddcc7"/>
    </style:style>
    <style:style style:name="T6" style:family="text">
      <style:text-properties officeooo:rsid="001ee290"/>
    </style:style>
    <style:style style:name="T7" style:family="text">
      <style:text-properties officeooo:rsid="0020be7b"/>
    </style:style>
    <style:style style:name="T8" style:family="text">
      <style:text-properties officeooo:rsid="0021eaba"/>
    </style:style>
    <style:style style:name="T9" style:family="text">
      <style:text-properties officeooo:rsid="0023f740"/>
    </style:style>
    <style:style style:name="T10" style:family="text">
      <style:text-properties officeooo:rsid="002690ec"/>
    </style:style>
    <style:style style:name="T11" style:family="text">
      <style:text-properties officeooo:rsid="00281d0e"/>
    </style:style>
    <style:style style:name="T12" style:family="text">
      <style:text-properties officeooo:rsid="00298d80"/>
    </style:style>
    <style:style style:name="T13" style:family="text">
      <style:text-properties officeooo:rsid="002a0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vuole creare un sistema di streaming musicale su abbonamento</text:p>
      <text:p text:style-name="P1"/>
      <text:p text:style-name="P1">Gli utenti possono essere abbonati oppure <text:span text:style-name="T13">free</text:span> ma in ogni caso sono caratterizzati da <text:span text:style-name="T8">CF,</text:span> Nome, Cognome, <text:span text:style-name="T13">da una Data di Iscrizione </text:span>e <text:span text:style-name="T13">da un </text:span>Indirizzo fatturazione. Gli utenti abbonati hanno <text:span text:style-name="T13">un certo tipo di abbonamento ed </text:span>una data di scadenza d<text:span text:style-name="T13">i questo</text:span>, gli utenti free hanno invece un<text:span text:style-name="T3">a data di scadenza del periodo di prova.</text:span></text:p>
      <text:p text:style-name="P4">Per ogni utente viene inoltre registrata l’ora d<text:span text:style-name="T7">ell’ultimo</text:span> ascolto della canzone selezionata.</text:p>
      <text:p text:style-name="P4"/>
      <text:p text:style-name="P6">Gli utenti premium hanno la possibilita’ di creare delle playlist che hanno un <text:span text:style-name="T9">titolo</text:span>, un numero di canzoni ed una durata complessiva.</text:p>
      <text:p text:style-name="P2"/>
      <text:p text:style-name="P3">Ogni canzone e’ caratterizzata <text:span text:style-name="T7">da</text:span>: <text:span text:style-name="T7">Titolo</text:span>, <text:span text:style-name="T7">lunghezza </text:span><text:span text:style-name="T6">e genere </text:span></text:p>
      <text:p text:style-name="P7"><text:span text:style-name="T1">Una canzone puo’ fare parte di un Album e l’album e’ caratterizzato da: </text:span><text:span text:style-name="T7">Nome album,</text:span><text:span text:style-name="T1"> numero di canzoni, durata complessiva </text:span><text:span text:style-name="T2">e data di pubblicazione.</text:span></text:p>
      <text:p text:style-name="P10">Si vuole inoltre tenere traccia degli autori, che possono comporre canzoni ed incidere album, in termini di Nome d’Arte ed anni di esperienza.</text:p>
      <text:p text:style-name="P7"/>
      <text:p text:style-name="P8"/>
      <text:p text:style-name="P5"><text:span text:style-name="T5"><text:s/></text:span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1:38:36.864129535</meta:creation-date>
    <dc:date>2022-09-06T17:53:59.435126759</dc:date>
    <meta:editing-duration>PT2H10M29S</meta:editing-duration>
    <meta:editing-cycles>11</meta:editing-cycles>
    <meta:generator>LibreOffice/7.3.5.2$Linux_X86_64 LibreOffice_project/30$Build-2</meta:generator>
    <meta:document-statistic meta:table-count="0" meta:image-count="0" meta:object-count="0" meta:page-count="1" meta:paragraph-count="8" meta:word-count="156" meta:character-count="966" meta:non-whitespace-character-count="814"/>
  </office:meta>
</office:document-meta>
</file>